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37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4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0.45838in" svg:y1="0.36958in" svg:x2="0.44241in" svg:y2="0.71889in" draw:z-index="251706368" draw:id="id0" draw:style-name="a1" draw:name="Conexão reta unidirecional 32" text:anchor-type="paragraph"><svg:title/><svg:desc/></draw:connector><draw:connector draw:type="line" svg:x1="0.54792in" svg:y1="1.43403in" svg:x2="0.53194in" svg:y2="1.78333in" draw:z-index="251704320" draw:id="id1" draw:style-name="a3" draw:name="Conexão reta unidirecional 31" text:anchor-type="paragraph"><svg:title/><svg:desc/></draw:connector><draw:connector draw:type="line" svg:x1="0.39375in" svg:y1="2.60491in" svg:x2="0.37778in" svg:y2="2.95422in" draw:z-index="251702272" draw:id="id2" draw:style-name="a5" draw:name="Conexão reta unidirecional 30" text:anchor-type="paragraph"><svg:title/><svg:desc/></draw:connector><draw:connector draw:type="line" svg:x1="0.24721in" svg:y1="3.69472in" svg:x2="0.23123in" svg:y2="4.04402in" draw:z-index="251700224" draw:id="id3" draw:style-name="a7" draw:name="Conexão reta unidirecional 29" text:anchor-type="paragraph"><svg:title/><svg:desc/></draw:connector><draw:connector draw:type="line" svg:x1="0.21623in" svg:y1="4.65418in" svg:x2="0.20025in" svg:y2="5.00349in" draw:z-index="251698176" draw:id="id4" draw:style-name="a9" draw:name="Conexão reta unidirecional 28" text:anchor-type="paragraph"><svg:title/><svg:desc/></draw:connector><draw:connector draw:type="line" svg:x1="0.19756in" svg:y1="5.682in" svg:x2="0.18159in" svg:y2="6.0313in" draw:z-index="251696128" draw:id="id5" draw:style-name="a11" draw:name="Conexão reta unidirecional 27" text:anchor-type="paragraph"><svg:title/><svg:desc/></draw:connector><draw:connector draw:type="line" svg:x1="0.13025in" svg:y1="6.6011in" svg:x2="0.08094in" svg:y2="6.88513in" draw:z-index="251694080" draw:id="id6" draw:style-name="a13" draw:name="Conexão reta unidirecional 26" text:anchor-type="paragraph"><svg:title/><svg:desc/></draw:connector><draw:connector draw:type="line" svg:x1="0.03797in" svg:y1="7.52817in" svg:x2="0.022in" svg:y2="7.87747in" draw:z-index="251692032" draw:id="id7" draw:style-name="a15" draw:name="Conexão reta unidirecional 25" text:anchor-type="paragraph"><svg:title/><svg:desc/></draw:connector><draw:connector draw:type="line" svg:x1="0.98928in" svg:y1="8.1867in" svg:x2="1.84275in" svg:y2="8.19434in" draw:z-index="251691008" draw:id="id8" draw:style-name="a17" draw:name="Conexão reta unidirecional 24" text:anchor-type="paragraph"><svg:title/><svg:desc/></draw:connector><draw:connector draw:type="line" svg:x1="2.97121in" svg:y1="7.77144in" svg:x2="2.9219in" svg:y2="7.36658in" draw:z-index="251689984" draw:id="id9" draw:style-name="a19" draw:name="Conexão reta unidirecional 23" text:anchor-type="paragraph"><svg:title/><svg:desc/></draw:connector><draw:frame draw:z-index="251688960" draw:id="id10" draw:style-name="a20" draw:name="Caixa de texto 22" text:anchor-type="paragraph" svg:x="2.66916in" svg:y="6.92647in" svg:width="0.83681in" svg:height="0.31667in" style:rel-width="scale" style:rel-height="scale"><draw:text-box><text:p text:style-name="Normal">Fim</text:p></draw:text-box><svg:title/><svg:desc/></draw:frame><draw:custom-shape svg:x="2.20527in" svg:y="6.76853in" svg:width="1.40625in" svg:height="0.57708in" draw:z-index="251687936" draw:id="id11" draw:style-name="a21" draw:name="Retângulo: Cantos Arredondados 2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z-index="251685888" draw:id="id12" draw:style-name="a22" draw:name="Caixa de texto 20" text:anchor-type="paragraph" svg:x="1.88379in" svg:y="8.04739in" svg:width="2.26806in" svg:height="0.38958in" style:rel-width="scale" style:rel-height="scale"><draw:text-box><text:p text:style-name="Normal">media=(teste1+teste2+teste3)/3</text:p></draw:text-box><svg:title/><svg:desc/></draw:frame><draw:custom-shape svg:x="0in" svg:y="7.76433in" svg:width="1.1625in" svg:height="0.87778in" draw:z-index="251661312" draw:id="id13" draw:style-name="a23" draw:name="Fluxograma: Decisão 3" text:anchor-type="paragraph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custom-shape svg:x="-1.08611in" svg:y="7.86944in" svg:width="2.21111in" svg:height="0.60139in" draw:z-index="251683840" draw:id="id14" draw:style-name="a24" draw:name="Fluxograma: Dados 18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84864" draw:id="id15" draw:style-name="a25" draw:name="Caixa de texto 19" text:anchor-type="paragraph" svg:x="-0.6553in" svg:y="8.03242in" svg:width="1.44653in" svg:height="0.4875in" style:rel-width="scale" style:rel-height="scale"><draw:text-box><text:p text:style-name="Normal">leia(“teste3”)</text:p></draw:text-box><svg:title/><svg:desc/></draw:frame><draw:custom-shape svg:x="-1.00833in" svg:y="5.99931in" svg:width="2.21111in" svg:height="0.60139in" draw:z-index="251680768" draw:id="id16" draw:style-name="a26" draw:name="Fluxograma: Dados 16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81792" draw:id="id17" draw:style-name="a27" draw:name="Caixa de texto 17" text:anchor-type="paragraph" svg:x="-0.57757in" svg:y="6.16225in" svg:width="1.44653in" svg:height="0.4875in" style:rel-width="scale" style:rel-height="scale"><draw:text-box><text:p text:style-name="Normal">leia(“teste2”)</text:p></draw:text-box><svg:title/><svg:desc/></draw:frame><draw:frame draw:z-index="251678720" draw:id="id18" draw:style-name="a28" draw:name="Caixa de texto 15" text:anchor-type="paragraph" svg:x="-0.43125in" svg:y="4.21111in" svg:width="1.44653in" svg:height="0.4875in" style:rel-width="scale" style:rel-height="scale"><draw:text-box><text:p text:style-name="Normal">leia(“teste1”)</text:p></draw:text-box><svg:title/><svg:desc/></draw:frame><draw:custom-shape svg:x="-0.86179in" svg:y="4.04878in" svg:width="2.21111in" svg:height="0.60139in" draw:z-index="251677696" draw:id="id19" draw:style-name="a29" draw:name="Fluxograma: Dados 14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75648" draw:id="id20" draw:style-name="a30" draw:name="Caixa de texto 13" text:anchor-type="paragraph" svg:x="-0.28748in" svg:y="2.08862in" svg:width="1.44653in" svg:height="0.4875in" style:rel-width="scale" style:rel-height="scale"><draw:text-box><text:p text:style-name="Normal">leia(“nome_aluno”)</text:p></draw:text-box><svg:title/><svg:desc/></draw:frame><draw:custom-shape svg:x="-0.7179in" svg:y="1.92625in" svg:width="2.21111in" svg:height="0.60139in" draw:z-index="251674624" draw:id="id21" draw:style-name="a31" draw:name="Fluxograma: Dados 12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66432" draw:id="id22" draw:style-name="a32" draw:name="Caixa de texto 7" text:anchor-type="paragraph" svg:x="-0.32698in" svg:y="3.08848in" svg:width="1.37014in" svg:height="0.4875in" style:rel-width="scale" style:rel-height="scale"><draw:text-box><text:p text:style-name="Normal">Escreva(“Nota do primeiro teste”)</text:p></draw:text-box><svg:title/><svg:desc/></draw:frame><draw:frame draw:z-index="251669504" draw:id="id23" draw:style-name="a33" draw:name="Caixa de texto 9" text:anchor-type="paragraph" svg:x="-0.47371in" svg:y="5.17807in" svg:width="1.33333in" svg:height="0.4875in" style:rel-width="scale" style:rel-height="scale"><draw:text-box><text:p text:style-name="Normal">Escreva(“Nota do segundo teste”)</text:p></draw:text-box><svg:title/><svg:desc/></draw:frame><draw:frame draw:z-index="251672576" draw:id="id24" draw:style-name="a34" draw:name="Caixa de texto 11" text:anchor-type="paragraph" svg:x="-0.5383in" svg:y="6.95842in" svg:width="1.38194in" svg:height="0.4875in" style:rel-width="scale" style:rel-height="scale"><draw:text-box><text:p text:style-name="Normal">Escreva(“Nota do terceiro teste”)</text:p></draw:text-box><svg:title/><svg:desc/></draw:frame><draw:custom-shape svg:x="-1in" svg:y="6.89431in" svg:width="2.21111in" svg:height="0.60139in" draw:z-index="251671552" draw:id="id25" draw:style-name="a35" draw:name="Fluxograma: Dados 10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custom-shape svg:x="-0.93542in" svg:y="5.12153in" svg:width="2.21111in" svg:height="0.60139in" draw:z-index="251668480" draw:id="id26" draw:style-name="a36" draw:name="Fluxograma: Dados 8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custom-shape svg:x="-0.78015in" svg:y="3.03191in" svg:width="2.21111in" svg:height="0.60139in" draw:z-index="251665408" draw:id="id27" draw:style-name="a37" draw:name="Fluxograma: Dados 6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63360" draw:id="id28" draw:style-name="a38" draw:name="Caixa de texto 5" text:anchor-type="paragraph" svg:x="-0.00239in" svg:y="0.78833in" svg:width="0.99167in" svg:height="0.4875in" style:rel-width="scale" style:rel-height="scale"><draw:text-box><text:p text:style-name="Normal">Escreva(“O seu nome”)</text:p></draw:text-box><svg:title/><svg:desc/></draw:frame><draw:custom-shape svg:x="-0.62815in" svg:y="0.74743in" svg:width="2.21111in" svg:height="0.60139in" draw:z-index="251660288" draw:id="id29" draw:style-name="a39" draw:name="Fluxograma: Dados 2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62336" draw:id="id30" draw:style-name="a40" draw:name="Caixa de texto 4" text:anchor-type="paragraph" svg:x="0.11153in" svg:y="-0.14617in" svg:width="0.82917in" svg:height="0.29236in" style:rel-width="scale" style:rel-height="scale"><draw:text-box><text:p text:style-name="Normal">Inicio</text:p></draw:text-box><svg:title/><svg:desc/></draw:frame><draw:custom-shape svg:x="-0.27881in" svg:y="-0.26858in" svg:width="1.40625in" svg:height="0.57708in" draw:z-index="251659264" draw:id="id31" draw:style-name="a41" draw:name="Retângulo: Cantos Arredondado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16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8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Rodrigues</meta:initial-creator>
    <dc:creator>Rodrigo Rodrigues</dc:creator>
    <meta:creation-date>2021-12-02T20:29:00Z</meta:creation-date>
    <dc:date>2021-12-02T20:52:00Z</dc:date>
    <meta:template xlink:href="Normal.dotm" xlink:type="simple"/>
    <meta:editing-cycles>2</meta:editing-cycles>
    <meta:editing-duration>PT1380S</meta:editing-duration>
    <meta:document-statistic meta:page-count="1" meta:paragraph-count="1" meta:word-count="5" meta:character-count="32" meta:row-count="1" meta:non-whitespace-character-count="28"/>
  </office:meta>
</office:document-meta>
</file>